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389cm" svg:y="6.838cm">
            <draw:object draw:notify-on-update-of-ranges="Sheet1.E20:Sheet1.E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.176cm" svg:y="15.725cm">
            <draw:object draw:notify-on-update-of-ranges="Sheet1.F1:Sheet1.F1 Sheet1.F11:Sheet1.F13 Sheet1.J1:Sheet1.J1 Sheet1.J11:Sheet1.J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0.98cm" svg:y="19.231cm">
            <draw:object draw:notify-on-update-of-ranges="Sheet1.F1:Sheet1.F1 Sheet1.F8:Sheet1.F10 Sheet1.J1:Sheet1.J1 Sheet1.J8:Sheet1.J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3.414cm" svg:y="6.242cm">
            <draw:object draw:notify-on-update-of-ranges="Sheet1.F1:Sheet1.F1 Sheet1.F2:Sheet1.F4 Sheet1.J1:Sheet1.J1 Sheet1.J2:Sheet1.J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4cm" svg:x="22.027cm" svg:y="6.747cm">
            <draw:object draw:notify-on-update-of-ranges="Sheet1.F1:Sheet1.F1 Sheet1.F5:Sheet1.F7 Sheet1.J1:Sheet1.J1 Sheet1.J5:Sheet1.J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5"/>
          <table:table-cell office:value-type="string" calcext:value-type="string">
            <text:p>CUDA</text:p>
          </table:table-cell>
          <table:table-cell table:number-columns-repeated="3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128x1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18" calcext:value-type="float">
            <text:p>0,000018</text:p>
          </table:table-cell>
          <table:table-cell table:formula="of:=([.C2]+[.D2]+[.E2])/3" office:value-type="float" office:value="0.0000226666666666667" calcext:value-type="float">
            <text:p>2,26666666666667E-005</text:p>
          </table:table-cell>
          <table:table-cell office:value-type="float" office:value="0.015854" calcext:value-type="float">
            <text:p>0,015854</text:p>
          </table:table-cell>
          <table:table-cell office:value-type="float" office:value="0.012435" calcext:value-type="float">
            <text:p>0,012435</text:p>
          </table:table-cell>
          <table:table-cell office:value-type="float" office:value="0.010442" calcext:value-type="float">
            <text:p>0,010442</text:p>
          </table:table-cell>
          <table:table-cell table:formula="of:=([.G2]+[.H2]+[.I2])/3" office:value-type="float" office:value="0.0129103333333333" calcext:value-type="float">
            <text:p>0,0129103333</text:p>
          </table:table-cell>
        </table:table-row>
        <table:table-row table:style-name="ro1">
          <table:table-cell/>
          <table:table-cell office:value-type="string" calcext:value-type="string">
            <text:p>128x100</text:p>
          </table:table-cell>
          <table:table-cell office:value-type="float" office:value="0.000527" calcext:value-type="float">
            <text:p>0,000527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431" calcext:value-type="float">
            <text:p>0,000431</text:p>
          </table:table-cell>
          <table:table-cell table:formula="of:=([.C3]+[.D3]+[.E3])/3" office:value-type="float" office:value="0.000483666666666667" calcext:value-type="float">
            <text:p>0,0004836667</text:p>
          </table:table-cell>
          <table:table-cell office:value-type="float" office:value="0.81793" calcext:value-type="float">
            <text:p>0,81793</text:p>
          </table:table-cell>
          <table:table-cell office:value-type="float" office:value="0.819115" calcext:value-type="float">
            <text:p>0,819115</text:p>
          </table:table-cell>
          <table:table-cell office:value-type="float" office:value="0.809634" calcext:value-type="float">
            <text:p>0,809634</text:p>
          </table:table-cell>
          <table:table-cell table:formula="of:=([.G3]+[.H3]+[.I3])/3" office:value-type="float" office:value="0.815559666666667" calcext:value-type="float">
            <text:p>0,8155596667</text:p>
          </table:table-cell>
        </table:table-row>
        <table:table-row table:style-name="ro1">
          <table:table-cell/>
          <table:table-cell office:value-type="string" calcext:value-type="string">
            <text:p>128x1000</text:p>
          </table:table-cell>
          <table:table-cell office:value-type="float" office:value="0.00454" calcext:value-type="float">
            <text:p>0,00454</text:p>
          </table:table-cell>
          <table:table-cell office:value-type="float" office:value="0.004153" calcext:value-type="float">
            <text:p>0,004153</text:p>
          </table:table-cell>
          <table:table-cell office:value-type="float" office:value="0.003001" calcext:value-type="float">
            <text:p>0,003001</text:p>
          </table:table-cell>
          <table:table-cell table:formula="of:=([.C4]+[.D4]+[.E4])/3" office:value-type="float" office:value="0.003898" calcext:value-type="float">
            <text:p>0,003898</text:p>
          </table:table-cell>
          <table:table-cell office:value-type="float" office:value="7.943178" calcext:value-type="float">
            <text:p>7,943178</text:p>
          </table:table-cell>
          <table:table-cell office:value-type="float" office:value="8.126915" calcext:value-type="float">
            <text:p>8,126915</text:p>
          </table:table-cell>
          <table:table-cell office:value-type="float" office:value="7.877748" calcext:value-type="float">
            <text:p>7,877748</text:p>
          </table:table-cell>
          <table:table-cell table:formula="of:=([.G4]+[.H4]+[.I4])/3" office:value-type="float" office:value="7.98261366666667" calcext:value-type="float">
            <text:p>7,9826136667</text:p>
          </table:table-cell>
        </table:table-row>
        <table:table-row table:style-name="ro1">
          <table:table-cell/>
          <table:table-cell office:value-type="string" calcext:value-type="string">
            <text:p>256x1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21" calcext:value-type="float">
            <text:p>0,000021</text:p>
          </table:table-cell>
          <table:table-cell table:formula="of:=([.C5]+[.D5]+[.E5])/3" office:value-type="float" office:value="0.0000226666666666667" calcext:value-type="float">
            <text:p>2,26666666666667E-005</text:p>
          </table:table-cell>
          <table:table-cell office:value-type="float" office:value="0.097087" calcext:value-type="float">
            <text:p>0,097087</text:p>
          </table:table-cell>
          <table:table-cell office:value-type="float" office:value="0.105012" calcext:value-type="float">
            <text:p>0,105012</text:p>
          </table:table-cell>
          <table:table-cell office:value-type="float" office:value="0.088787" calcext:value-type="float">
            <text:p>0,088787</text:p>
          </table:table-cell>
          <table:table-cell table:formula="of:=([.G5]+[.H5]+[.I5])/3" office:value-type="float" office:value="0.096962" calcext:value-type="float">
            <text:p>0,096962</text:p>
          </table:table-cell>
        </table:table-row>
        <table:table-row table:style-name="ro1">
          <table:table-cell/>
          <table:table-cell office:value-type="string" calcext:value-type="string">
            <text:p>256x100</text:p>
          </table:table-cell>
          <table:table-cell office:value-type="float" office:value="0.000486" calcext:value-type="float">
            <text:p>0,000486</text:p>
          </table:table-cell>
          <table:table-cell office:value-type="float" office:value="0.000436" calcext:value-type="float">
            <text:p>0,000436</text:p>
          </table:table-cell>
          <table:table-cell office:value-type="float" office:value="0.000443" calcext:value-type="float">
            <text:p>0,000443</text:p>
          </table:table-cell>
          <table:table-cell table:formula="of:=([.C6]+[.D6]+[.E6])/3" office:value-type="float" office:value="0.000455" calcext:value-type="float">
            <text:p>0,000455</text:p>
          </table:table-cell>
          <table:table-cell office:value-type="float" office:value="7.267342" calcext:value-type="float">
            <text:p>7,267342</text:p>
          </table:table-cell>
          <table:table-cell office:value-type="float" office:value="7.344324" calcext:value-type="float">
            <text:p>7,344324</text:p>
          </table:table-cell>
          <table:table-cell office:value-type="float" office:value="7.147069" calcext:value-type="float">
            <text:p>7,147069</text:p>
          </table:table-cell>
          <table:table-cell table:formula="of:=([.G6]+[.H6]+[.I6])/3" office:value-type="float" office:value="7.25291166666667" calcext:value-type="float">
            <text:p>7,2529116667</text:p>
          </table:table-cell>
        </table:table-row>
        <table:table-row table:style-name="ro1">
          <table:table-cell/>
          <table:table-cell office:value-type="string" calcext:value-type="string">
            <text:p>256x1000</text:p>
          </table:table-cell>
          <table:table-cell office:value-type="float" office:value="0.004153" calcext:value-type="float">
            <text:p>0,004153</text:p>
          </table:table-cell>
          <table:table-cell office:value-type="float" office:value="0.004337" calcext:value-type="float">
            <text:p>0,004337</text:p>
          </table:table-cell>
          <table:table-cell office:value-type="float" office:value="0.003118" calcext:value-type="float">
            <text:p>0,003118</text:p>
          </table:table-cell>
          <table:table-cell table:formula="of:=([.C7]+[.D7]+[.E7])/3" office:value-type="float" office:value="0.00386933333333333" calcext:value-type="float">
            <text:p>0,0038693333</text:p>
          </table:table-cell>
          <table:table-cell office:value-type="float" office:value="73.320926" calcext:value-type="float">
            <text:p>73,320926</text:p>
          </table:table-cell>
          <table:table-cell office:value-type="float" office:value="72.543067" calcext:value-type="float">
            <text:p>72,543067</text:p>
          </table:table-cell>
          <table:table-cell office:value-type="float" office:value="72.453704" calcext:value-type="float">
            <text:p>72,453704</text:p>
          </table:table-cell>
          <table:table-cell table:formula="of:=([.G7]+[.H7]+[.I7])/3" office:value-type="float" office:value="72.7725656666667" calcext:value-type="float">
            <text:p>72,7725656667</text:p>
          </table:table-cell>
        </table:table-row>
        <table:table-row table:style-name="ro1">
          <table:table-cell/>
          <table:table-cell office:value-type="string" calcext:value-type="string">
            <text:p>512x1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19" calcext:value-type="float">
            <text:p>0,000019</text:p>
          </table:table-cell>
          <table:table-cell office:value-type="float" office:value="0.00002" calcext:value-type="float">
            <text:p>0,00002</text:p>
          </table:table-cell>
          <table:table-cell table:formula="of:=([.C8]+[.D8]+[.E8])/3" office:value-type="float" office:value="0.0000233333333333333" calcext:value-type="float">
            <text:p>2,33333333333333E-005</text:p>
          </table:table-cell>
          <table:table-cell office:value-type="float" office:value="0.724866" calcext:value-type="float">
            <text:p>0,724866</text:p>
          </table:table-cell>
          <table:table-cell office:value-type="float" office:value="0.68572" calcext:value-type="float">
            <text:p>0,68572</text:p>
          </table:table-cell>
          <table:table-cell office:value-type="float" office:value="0.682634" calcext:value-type="float">
            <text:p>0,682634</text:p>
          </table:table-cell>
          <table:table-cell table:formula="of:=([.G8]+[.H8]+[.I8])/3" office:value-type="float" office:value="0.69774" calcext:value-type="float">
            <text:p>0,69774</text:p>
          </table:table-cell>
        </table:table-row>
        <table:table-row table:style-name="ro1">
          <table:table-cell/>
          <table:table-cell office:value-type="string" calcext:value-type="string">
            <text:p>512x100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0316" calcext:value-type="float">
            <text:p>0,000316</text:p>
          </table:table-cell>
          <table:table-cell table:formula="of:=([.C9]+[.D9]+[.E9])/3" office:value-type="float" office:value="0.000318333333333333" calcext:value-type="float">
            <text:p>0,0003183333</text:p>
          </table:table-cell>
          <table:table-cell office:value-type="float" office:value="69.88126" calcext:value-type="float">
            <text:p>69,88126</text:p>
          </table:table-cell>
          <table:table-cell office:value-type="float" office:value="69.172022" calcext:value-type="float">
            <text:p>69,172022</text:p>
          </table:table-cell>
          <table:table-cell office:value-type="float" office:value="67.54955" calcext:value-type="float">
            <text:p>67,54955</text:p>
          </table:table-cell>
          <table:table-cell table:formula="of:=([.G9]+[.H9]+[.I9])/3" office:value-type="float" office:value="68.8676106666667" calcext:value-type="float">
            <text:p>68,8676106667</text:p>
          </table:table-cell>
        </table:table-row>
        <table:table-row table:style-name="ro1">
          <table:table-cell/>
          <table:table-cell office:value-type="string" calcext:value-type="string">
            <text:p>512x1000</text:p>
          </table:table-cell>
          <table:table-cell office:value-type="float" office:value="0.003886" calcext:value-type="float">
            <text:p>0,003886</text:p>
          </table:table-cell>
          <table:table-cell office:value-type="float" office:value="0.004464" calcext:value-type="float">
            <text:p>0,004464</text:p>
          </table:table-cell>
          <table:table-cell office:value-type="float" office:value="0.005322" calcext:value-type="float">
            <text:p>0,005322</text:p>
          </table:table-cell>
          <table:table-cell table:formula="of:=([.C10]+[.D10]+[.E10])/3" office:value-type="float" office:value="0.00455733333333333" calcext:value-type="float">
            <text:p>0,0045573333</text:p>
          </table:table-cell>
          <table:table-cell office:value-type="float" office:value="676.292874" calcext:value-type="float">
            <text:p>676,292874</text:p>
          </table:table-cell>
          <table:table-cell office:value-type="float" office:value="678.086517" calcext:value-type="float">
            <text:p>678,086517</text:p>
          </table:table-cell>
          <table:table-cell office:value-type="float" office:value="679.453666" calcext:value-type="float">
            <text:p>679,453666</text:p>
          </table:table-cell>
          <table:table-cell table:formula="of:=([.G10]+[.H10]+[.I10])/3" office:value-type="float" office:value="677.944352333333" calcext:value-type="float">
            <text:p>677,9443523333</text:p>
          </table:table-cell>
        </table:table-row>
        <table:table-row table:style-name="ro1">
          <table:table-cell/>
          <table:table-cell office:value-type="string" calcext:value-type="string">
            <text:p>1024x1</text:p>
          </table:table-cell>
          <table:table-cell table:number-columns-repeated="2" office:value-type="float" office:value="0.000043" calcext:value-type="float">
            <text:p>0,000043</text:p>
          </table:table-cell>
          <table:table-cell office:value-type="float" office:value="0.000023" calcext:value-type="float">
            <text:p>0,000023</text:p>
          </table:table-cell>
          <table:table-cell table:formula="of:=([.C11]+[.D11]+[.E11])/3" office:value-type="float" office:value="0.0000363333333333333" calcext:value-type="float">
            <text:p>3,63333333333333E-005</text:p>
          </table:table-cell>
          <table:table-cell office:value-type="float" office:value="11.359223" calcext:value-type="float">
            <text:p>11,359223</text:p>
          </table:table-cell>
          <table:table-cell office:value-type="float" office:value="11.577384" calcext:value-type="float">
            <text:p>11,577384</text:p>
          </table:table-cell>
          <table:table-cell office:value-type="float" office:value="11.547269" calcext:value-type="float">
            <text:p>11,547269</text:p>
          </table:table-cell>
          <table:table-cell table:formula="of:=([.G11]+[.H11]+[.I11])/3" office:value-type="float" office:value="11.4946253333333" calcext:value-type="float">
            <text:p>11,4946253333</text:p>
          </table:table-cell>
        </table:table-row>
        <table:table-row table:style-name="ro1">
          <table:table-cell/>
          <table:table-cell office:value-type="string" calcext:value-type="string">
            <text:p>1024x100</text:p>
          </table:table-cell>
          <table:table-cell office:value-type="float" office:value="0.000442" calcext:value-type="float">
            <text:p>0,000442</text:p>
          </table:table-cell>
          <table:table-cell office:value-type="float" office:value="0.000524" calcext:value-type="float">
            <text:p>0,000524</text:p>
          </table:table-cell>
          <table:table-cell office:value-type="float" office:value="0.00059" calcext:value-type="float">
            <text:p>0,00059</text:p>
          </table:table-cell>
          <table:table-cell table:formula="of:=([.C12]+[.D12]+[.E12])/3" office:value-type="float" office:value="0.000518666666666667" calcext:value-type="float">
            <text:p>0,0005186667</text:p>
          </table:table-cell>
          <table:table-cell office:value-type="float" office:value="992.492233" calcext:value-type="float">
            <text:p>992,492233</text:p>
          </table:table-cell>
          <table:table-cell office:value-type="float" office:value="1032.30175" calcext:value-type="float">
            <text:p>1032,30175</text:p>
          </table:table-cell>
          <table:table-cell office:value-type="float" office:value="1003.319796" calcext:value-type="float">
            <text:p>1003,319796</text:p>
          </table:table-cell>
          <table:table-cell table:formula="of:=([.G12]+[.H12]+[.I12])/3" office:value-type="float" office:value="1009.37125966667" calcext:value-type="float">
            <text:p>1009,3712596667</text:p>
          </table:table-cell>
        </table:table-row>
        <table:table-row table:style-name="ro1">
          <table:table-cell/>
          <table:table-cell office:value-type="string" calcext:value-type="string">
            <text:p>1024x1000</text:p>
          </table:table-cell>
          <table:table-cell office:value-type="float" office:value="0.005308" calcext:value-type="float">
            <text:p>0,005308</text:p>
          </table:table-cell>
          <table:table-cell office:value-type="float" office:value="0.00359" calcext:value-type="float">
            <text:p>0,00359</text:p>
          </table:table-cell>
          <table:table-cell office:value-type="float" office:value="0.006209" calcext:value-type="float">
            <text:p>0,006209</text:p>
          </table:table-cell>
          <table:table-cell table:formula="of:=([.C13]+[.D13]+[.E13])/3" office:value-type="float" office:value="0.00503566666666667" calcext:value-type="float">
            <text:p>0,0050356667</text:p>
          </table:table-cell>
          <table:table-cell office:value-type="float" office:value="9549.747237" calcext:value-type="float">
            <text:p>9549,747237</text:p>
          </table:table-cell>
          <table:table-cell office:value-type="float" office:value="9664.240766" calcext:value-type="float">
            <text:p>9664,240766</text:p>
          </table:table-cell>
          <table:table-cell office:value-type="float" office:value="9318.863971" calcext:value-type="float">
            <text:p>9318,863971</text:p>
          </table:table-cell>
          <table:table-cell table:formula="of:=([.G13]+[.H13]+[.I13])/3" office:value-type="float" office:value="9510.950658" calcext:value-type="float">
            <text:p>9510,950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2:10:01.672788961</meta:creation-date>
    <dc:date>2016-11-02T23:45:23.764586688</dc:date>
    <meta:editing-duration>PT12M47S</meta:editing-duration>
    <meta:editing-cycles>1</meta:editing-cycles>
    <meta:document-statistic meta:table-count="1" meta:cell-count="110" meta:object-count="5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Sheet1.E20:Sheet1.E20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534cm" svg:y="0.316cm" chart:style-name="ch2">
          <text:p>CUDA x C (1024x 1024)</text:p>
        </chart:title>
        <chart:legend chart:legend-position="end" svg:x="13.701cm" svg:y="3.954cm" style:legend-expansion="high" chart:style-name="ch3"/>
        <chart:plot-area chart:style-name="ch4" table:cell-range-address="Sheet1.F1:Sheet1.F1 Sheet1.F11:Sheet1.F13 Sheet1.J1:Sheet1.J1 Sheet1.J11:Sheet1.J13" chart:data-source-has-labels="row" svg:x="0.319cm" svg:y="1.301cm" svg:width="13.063cm" svg:height="7.524cm">
          <chartooo:coordinate-region svg:x="1.496cm" svg:y="1.5cm" svg:width="11.792cm" svg:height="6.6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11:Sheet1.F13" chart:label-cell-address="Sheet1.F1:Sheet1.F1" chart:class="chart:line">
            <chart:data-point chart:repeated="3"/>
          </chart:series>
          <chart:series chart:style-name="ch8" chart:values-cell-range-address="Sheet1.J11:Sheet1.J13" chart:label-cell-address="Sheet1.J1:Sheet1.J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F1:Sheet1.F1</svg:desc>
                </draw:g>
              </table:table-cell>
              <table:table-cell office:value-type="string">
                <text:p>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63333333333333">
                <text:p>0.0000363333333333333</text:p>
                <draw:g>
                  <svg:desc>Sheet1.F11:Sheet1.F13</svg:desc>
                </draw:g>
              </table:table-cell>
              <table:table-cell office:value-type="float" office:value="11.4946253333333">
                <text:p>11.4946253333333</text:p>
                <draw:g>
                  <svg:desc>Sheet1.J11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18666666666667">
                <text:p>0.000518666666666667</text:p>
              </table:table-cell>
              <table:table-cell office:value-type="float" office:value="1009.37125966667">
                <text:p>1009.371259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03566666666667">
                <text:p>0.00503566666666667</text:p>
              </table:table-cell>
              <table:table-cell office:value-type="float" office:value="9510.950658">
                <text:p>9510.950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624cm" svg:y="0.316cm" chart:style-name="ch2">
          <text:p>CUDA x C (512 x 512)</text:p>
        </chart:title>
        <chart:legend chart:legend-position="end" svg:x="13.701cm" svg:y="3.954cm" style:legend-expansion="high" chart:style-name="ch3"/>
        <chart:plot-area chart:style-name="ch4" table:cell-range-address="Sheet1.F1:Sheet1.F1 Sheet1.F8:Sheet1.F10 Sheet1.J1:Sheet1.J1 Sheet1.J8:Sheet1.J10" chart:data-source-has-labels="row" svg:x="0.319cm" svg:y="1.301cm" svg:width="13.063cm" svg:height="7.524cm">
          <chartooo:coordinate-region svg:x="1.126cm" svg:y="1.5cm" svg:width="12.162cm" svg:height="6.6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8:Sheet1.F10" chart:label-cell-address="Sheet1.F1:Sheet1.F1" chart:class="chart:line">
            <chart:data-point chart:repeated="3"/>
          </chart:series>
          <chart:series chart:style-name="ch8" chart:values-cell-range-address="Sheet1.J8:Sheet1.J10" chart:label-cell-address="Sheet1.J1:Sheet1.J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F1:Sheet1.F1</svg:desc>
                </draw:g>
              </table:table-cell>
              <table:table-cell office:value-type="string">
                <text:p>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33333333333333">
                <text:p>0.0000233333333333333</text:p>
                <draw:g>
                  <svg:desc>Sheet1.F8:Sheet1.F10</svg:desc>
                </draw:g>
              </table:table-cell>
              <table:table-cell office:value-type="float" office:value="0.69774">
                <text:p>0.69774</text:p>
                <draw:g>
                  <svg:desc>Sheet1.J8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318333333333333">
                <text:p>0.000318333333333333</text:p>
              </table:table-cell>
              <table:table-cell office:value-type="float" office:value="68.8676106666667">
                <text:p>68.867610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55733333333333">
                <text:p>0.00455733333333333</text:p>
              </table:table-cell>
              <table:table-cell office:value-type="float" office:value="677.944352333333">
                <text:p>677.944352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812cm" svg:y="0.316cm" chart:style-name="ch2">
          <text:p>CUDA X C (128x128)</text:p>
        </chart:title>
        <chart:legend chart:legend-position="end" svg:x="13.701cm" svg:y="3.955cm" style:legend-expansion="high" chart:style-name="ch3"/>
        <chart:plot-area chart:style-name="ch4" table:cell-range-address="Sheet1.F1:Sheet1.F4 Sheet1.J1:Sheet1.J4" chart:data-source-has-labels="row" svg:x="0.319cm" svg:y="1.301cm" svg:width="13.063cm" svg:height="7.525cm">
          <chartooo:coordinate-region svg:x="0.755cm" svg:y="1.5cm" svg:width="12.533cm" svg:height="6.6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4" chart:label-cell-address="Sheet1.F1:Sheet1.F1" chart:class="chart:line">
            <chart:data-point chart:repeated="3"/>
          </chart:series>
          <chart:series chart:style-name="ch8" chart:values-cell-range-address="Sheet1.J2:Sheet1.J4" chart:label-cell-address="Sheet1.J1:Sheet1.J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F1:Sheet1.F1</svg:desc>
                </draw:g>
              </table:table-cell>
              <table:table-cell office:value-type="string">
                <text:p>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26666666666667">
                <text:p>0.0000226666666666667</text:p>
                <draw:g>
                  <svg:desc>Sheet1.F2:Sheet1.F4</svg:desc>
                </draw:g>
              </table:table-cell>
              <table:table-cell office:value-type="float" office:value="0.0129103333333333">
                <text:p>0.0129103333333333</text:p>
                <draw:g>
                  <svg:desc>Sheet1.J2:Sheet1.J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83666666666667">
                <text:p>0.000483666666666667</text:p>
              </table:table-cell>
              <table:table-cell office:value-type="float" office:value="0.815559666666667">
                <text:p>0.815559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898">
                <text:p>0.003898</text:p>
              </table:table-cell>
              <table:table-cell office:value-type="float" office:value="7.98261366666667">
                <text:p>7.982613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839cm" svg:y="0.316cm" chart:style-name="ch2">
          <text:p>CUDA x C (256x256)</text:p>
        </chart:title>
        <chart:legend chart:legend-position="end" svg:x="13.701cm" svg:y="3.954cm" style:legend-expansion="high" chart:style-name="ch3"/>
        <chart:plot-area chart:style-name="ch4" table:cell-range-address="Sheet1.F1:Sheet1.F1 Sheet1.F5:Sheet1.F7 Sheet1.J1:Sheet1.J1 Sheet1.J5:Sheet1.J7" chart:data-source-has-labels="row" svg:x="0.319cm" svg:y="1.301cm" svg:width="13.063cm" svg:height="7.524cm">
          <chartooo:coordinate-region svg:x="0.94cm" svg:y="1.5cm" svg:width="12.349cm" svg:height="6.6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5:Sheet1.F7" chart:label-cell-address="Sheet1.F1:Sheet1.F1" chart:class="chart:line">
            <chart:data-point chart:repeated="3"/>
          </chart:series>
          <chart:series chart:style-name="ch8" chart:values-cell-range-address="Sheet1.J5:Sheet1.J7" chart:label-cell-address="Sheet1.J1:Sheet1.J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  <draw:g>
                  <svg:desc>Sheet1.F1:Sheet1.F1</svg:desc>
                </draw:g>
              </table:table-cell>
              <table:table-cell office:value-type="string">
                <text:p>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26666666666667">
                <text:p>0.0000226666666666667</text:p>
                <draw:g>
                  <svg:desc>Sheet1.F5:Sheet1.F7</svg:desc>
                </draw:g>
              </table:table-cell>
              <table:table-cell office:value-type="float" office:value="0.096962">
                <text:p>0.096962</text:p>
                <draw:g>
                  <svg:desc>Sheet1.J5:Sheet1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55">
                <text:p>0.000455</text:p>
              </table:table-cell>
              <table:table-cell office:value-type="float" office:value="7.25291166666667">
                <text:p>7.252911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86933333333333">
                <text:p>0.00386933333333333</text:p>
              </table:table-cell>
              <table:table-cell office:value-type="float" office:value="72.7725656666667">
                <text:p>72.772565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